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indent="1.27cm" style:auto-text-indent="false"/>
    </style:style>
    <style:style style:name="P3" style:family="paragraph" style:parent-style-name="Standard" style:master-page-name="Standard">
      <style:paragraph-properties fo:text-align="center" style:justify-single-word="false" style:page-number="1"/>
      <style:text-properties fo:font-size="14pt" fo:font-weight="bold" style:font-size-asian="14pt" style:font-weight-asian="bold" style:font-size-complex="14pt"/>
    </style:style>
    <style:style style:name="P4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5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T1" style:family="text">
      <style:text-properties style:font-name="Courier New" fo:background-color="#efefef" loext:char-shading-value="0" style:font-name-asian="Courier New1" style:font-name-complex="Courier New1"/>
    </style:style>
    <style:style style:name="T2" style:family="text">
      <style:text-properties style:font-name="Courier New" officeooo:rsid="0010d2ae" fo:background-color="#efefef" loext:char-shading-value="0" style:font-name-asian="Courier New1" style:font-name-complex="Courier New1"/>
    </style:style>
    <style:style style:name="T3" style:family="text">
      <style:text-properties fo:font-style="italic" style:font-style-asian="italic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officeooo:rsid="0010d2ae"/>
    </style:style>
    <style:style style:name="T6" style:family="text">
      <style:text-properties style:text-position="super 58%" officeooo:rsid="0010d2ae"/>
    </style:style>
    <style:style style:name="T7" style:family="text">
      <style:text-properties style:text-position="0% 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n exercise on phylogenetic analysis</text:p>
      <text:p text:style-name="P1"/>
      <text:p text:style-name="Standard">Prepared by Jean-Baka Domelevo Entfellner (BecA-ILRI Hub, Nairobi) for the <text:span text:style-name="T5">2</text:span><text:span text:style-name="T6">nd</text:span><text:span text:style-name="T5"> EANBiT residential training course, KEMRI-WT</text:span>, K<text:span text:style-name="T5">ilifi</text:span>, <text:span text:style-name="T5">11</text:span> Ju<text:span text:style-name="T5">ly</text:span> 2019</text:p>
      <text:p text:style-name="Standard"/>
      <text:p text:style-name="Standard"/>
      <text:p text:style-name="Standard"><text:span text:style-name="T5">In</text:span> <text:span text:style-name="T2">Datasets</text:span><text:span text:style-name="T1">/ASFV_sequences.fa</text:span> is a file containing alignable nucleotide sequences pertaining to various strains of the African Swine Fever Virus (ASFV). You are going to work with it in order to perform a full phylogenetic analysis. Please answer the questions below. Sometimes, there may be more than one right answer: when such is the case, you should experiment different ways, different models, and draw your own conclusions.</text:p>
      <text:p text:style-name="Standard"/>
      <text:p text:style-name="Standard"/>
      <text:list xml:id="list1035619929" text:style-name="WWNum1">
        <text:list-item>
          <text:p text:style-name="P4">Align the sequences using two different aligners, and compare the results. Do they match? Are you satisfied with the result?</text:p>
        </text:list-item>
        <text:list-item>
          <text:p text:style-name="P4">I said the sequences are “alignable”. What does this mean? Why do you have the result you got? How would you go about fixing the problem?</text:p>
        </text:list-item>
        <text:list-item>
          <text:p text:style-name="P4">After having corrected the problem that was affecting some of the original sequences, align again. How many sites do you get? Are they conserved regions and non-conserved regions?</text:p>
        </text:list-item>
        <text:list-item>
          <text:p text:style-name="P4">If necessary, realign/tweak manually the few sites around the borders of the nonconserved/gappy regions, until you are satisfied of the final result. Use Jalview for this edition task, and save the new alignment once done.</text:p>
        </text:list-item>
        <text:list-item>
          <text:p text:style-name="P4">BMGE (<text:span text:style-name="T3">Block Mapping and Gathering with Entropy</text:span>) is an alignment trimmer that will help you get a cleaner alignment (i.e. deprived of sites that are either too gappy, or saturated with too many inferred nucleotide substitutions). You call BMGE on the commandline by typing <text:span text:style-name="T1">BMGE -i infile -t type</text:span> on the commandline -- call <text:span text:style-name="T1">BMGE -?</text:span> for more help. What is the common characteristics of the sites it suggests to trim?</text:p>
        </text:list-item>
        <text:list-item>
          <text:p text:style-name="P4">On the trimmed alignment, get phylogenetic trees through:</text:p>
          <text:list>
            <text:list-item>
              <text:p text:style-name="P5">A maximum parsimony analysis</text:p>
            </text:list-item>
            <text:list-item>
              <text:p text:style-name="P5">A maximum likelihood inference</text:p>
            </text:list-item>
          </text:list>
        </text:list-item>
        <text:list-item>
          <text:p text:style-name="P4">Compare the two trees using a viewer on your machine. What is the most striking feature regarding the clustering of the strains? How would you go about rooting such a tree?</text:p>
        </text:list-item>
        <text:list-item>
          <text:p text:style-name="P4">Upload one of your trees to <text:a xlink:type="simple" xlink:href="https://itol.embl.de/" text:style-name="ListLabel_20_10" text:visited-style-name="ListLabel_20_10"><text:span text:style-name="T4">https://itol.embl.de/</text:span></text:a> and use this online tool to get a clear, good-looking representation of your tree (explore various options: circular, rectangular, unrooted, with or without the display of branch length values, etc) with the members of the most divergent clade highlighted using a color range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19-07-11T13:47:40.044882750</dc:date>
    <dc:creator>Jean-Baka Domelevo Entfellner</dc:creator>
    <meta:editing-duration>PT1M44S</meta:editing-duration>
    <meta:editing-cycles>1</meta:editing-cycles>
    <meta:document-statistic meta:table-count="0" meta:image-count="0" meta:object-count="0" meta:page-count="1" meta:paragraph-count="13" meta:word-count="378" meta:character-count="2318" meta:non-whitespace-character-count="1963"/>
  </office:meta>
</office:document-meta>
</file>